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615cm" style:rel-column-width="29354*"/>
    </style:style>
    <style:style style:name="Table1.B" style:family="table-column">
      <style:table-column-properties style:column-width="9.386cm" style:rel-column-width="361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2pt" fo:language="en" fo:country="US" officeooo:paragraph-rsid="0019120d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158a525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officeooo:paragraph-rsid="0019120d" style:font-size-asian="12pt" style:font-size-complex="12pt"/>
    </style:style>
    <style:style style:name="P4" style:family="paragraph" style:parent-style-name="Text_20_body">
      <style:text-properties style:font-name="Liberation Serif" fo:font-size="12pt" officeooo:paragraph-rsid="0019120d" style:font-size-asian="12pt" style:font-size-complex="12pt"/>
    </style:style>
    <style:style style:name="P5" style:family="paragraph" style:parent-style-name="Text_20_body">
      <style:text-properties style:font-name="Liberation Serif" fo:font-size="12pt" officeooo:rsid="014ee1f7" officeooo:paragraph-rsid="014ee1f7" style:font-size-asian="12pt" style:font-size-complex="12pt"/>
    </style:style>
    <style:style style:name="P6" style:family="paragraph" style:parent-style-name="Text_20_body">
      <style:text-properties fo:language="en" fo:country="US" officeooo:paragraph-rsid="0019120d"/>
    </style:style>
    <style:style style:name="P7" style:family="paragraph" style:parent-style-name="Standard">
      <style:text-properties officeooo:paragraph-rsid="0019120d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a64f5" officeooo:paragraph-rsid="0019120d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b380b" officeooo:paragraph-rsid="006e144e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0f47621" style:font-size-asian="12pt" style:font-size-complex="12pt"/>
    </style:style>
    <style:style style:name="P11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0498c6e" officeooo:paragraph-rsid="0019120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0498c6e" officeooo:paragraph-rsid="005afadc" style:font-size-asian="12pt" style:font-weight-asian="bold" style:font-size-complex="12pt" style:font-weight-complex="bold"/>
    </style:style>
    <style:style style:name="P13" style:family="paragraph" style:parent-style-name="Heading_20_1">
      <style:text-properties fo:language="en" fo:country="US" officeooo:paragraph-rsid="0019120d"/>
    </style:style>
    <style:style style:name="P1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19120d" fo:background-color="#ffffff" style:font-size-asian="12pt" style:font-size-complex="12pt"/>
    </style:style>
    <style:style style:name="P15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7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16fe2f" fo:background-color="#ffffff" style:font-size-asian="12pt" style:font-size-complex="12pt"/>
    </style:style>
    <style:style style:name="P19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1b03e2" fo:background-color="#ffffff" style:font-size-asian="12pt" style:font-size-complex="12pt"/>
    </style:style>
    <style:style style:name="P20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1be8b9" fo:background-color="#ffffff" style:font-size-asian="12pt" style:font-size-complex="12pt"/>
    </style:style>
    <style:style style:name="P21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24b785" fo:background-color="#ffffff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11f4421" officeooo:paragraph-rsid="011f4421" fo:background-color="#ffffff" style:font-size-asian="12pt" style:font-size-complex="12pt"/>
    </style:style>
    <style:style style:name="P2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60d7d8" fo:background-color="#ffffff" style:font-size-asian="12pt" style:font-size-complex="12pt"/>
    </style:style>
    <style:style style:name="P2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19120d" style:font-size-asian="12pt" style:font-size-complex="12pt"/>
    </style:style>
    <style:style style:name="P25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5490d3" style:font-size-asian="12pt" style:font-size-complex="12pt"/>
    </style:style>
    <style:style style:name="P2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58acc6" style:font-size-asian="12pt" style:font-size-complex="12pt"/>
    </style:style>
    <style:style style:name="P27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0f70089" officeooo:paragraph-rsid="00f70089" style:font-size-asian="12pt" style:font-size-complex="12pt"/>
    </style:style>
    <style:style style:name="P28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0f70089" officeooo:paragraph-rsid="01598b48" style:font-size-asian="12pt" style:font-size-complex="12pt"/>
    </style:style>
    <style:style style:name="P29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6749e2" style:font-size-asian="12pt" style:font-size-complex="12pt"/>
    </style:style>
    <style:style style:name="P30" style:family="paragraph" style:parent-style-name="Standard">
      <style:paragraph-properties fo:margin-top="0cm" fo:margin-bottom="0.499cm" style:contextual-spacing="false"/>
      <style:text-properties style:font-name="Liberation Serif" fo:font-size="12pt" fo:font-weight="normal" officeooo:rsid="0086fc15" officeooo:paragraph-rsid="0019120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.499cm" style:contextual-spacing="false"/>
      <style:text-properties style:font-name="Liberation Serif" fo:font-size="12pt" fo:font-weight="normal" officeooo:rsid="014ee1f7" officeooo:paragraph-rsid="014ee1f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499cm" style:contextual-spacing="false"/>
      <style:text-properties style:font-name="Liberation Serif" fo:font-size="12pt" fo:font-weight="bold" officeooo:rsid="0048865f" officeooo:paragraph-rsid="01121c1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.499cm" style:contextual-spacing="false"/>
      <style:text-properties style:font-name="Liberation Serif" fo:font-size="12pt" fo:font-weight="bold" officeooo:rsid="0048865f" officeooo:paragraph-rsid="01127e6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19120d" style:font-size-asian="12pt" style:font-size-complex="12pt"/>
    </style:style>
    <style:style style:name="P35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086fc15" officeooo:paragraph-rsid="0019120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12f370c" officeooo:paragraph-rsid="01303e4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19120d" fo:background-color="#ffffff" style:font-size-asian="12pt" style:font-size-complex="12pt"/>
    </style:style>
    <style:style style:name="P38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paragraph-rsid="0019120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paragraph-rsid="01063836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19120d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margin-top="0cm" fo:margin-bottom="0.499cm" style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9535d6" officeooo:paragraph-rsid="0019120d" style:text-blinking="false" fo:background-color="#ffffff" style:font-size-asian="12pt" style:font-size-complex="12pt"/>
    </style:style>
    <style:style style:name="P42" style:family="paragraph" style:parent-style-name="Standard">
      <style:paragraph-properties fo:margin-top="0cm" fo:margin-bottom="0.499cm" style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120abec" officeooo:paragraph-rsid="0120abec" style:text-blinking="false" fo:background-color="#ffffff" style:font-size-asian="12pt" style:font-size-complex="12pt"/>
    </style:style>
    <style:style style:name="P43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paragraph-rsid="0063bcce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paragraph-rsid="0019120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rsid="00ff379b" officeooo:paragraph-rsid="00ff379b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4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4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top="0cm" fo:margin-bottom="0.499cm" style:contextual-spacing="false"/>
      <style:text-properties style:font-name="Liberation Serif" fo:font-size="12pt" fo:font-weight="bold" officeooo:paragraph-rsid="0019120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margin-top="0cm" fo:margin-bottom="0.499cm" style:contextual-spacing="false"/>
      <style:text-properties style:font-name="Liberation Serif" fo:font-size="12pt" officeooo:paragraph-rsid="0019120d" style:font-size-asian="12pt" style:font-size-complex="12pt"/>
    </style:style>
    <style:style style:name="P51" style:family="paragraph" style:parent-style-name="Table_20_Contents">
      <style:paragraph-properties fo:margin-top="0cm" fo:margin-bottom="0.499cm" style:contextual-spacing="false"/>
      <style:text-properties style:font-name="Liberation Serif" fo:font-size="12pt" officeooo:rsid="0014bc3e" officeooo:paragraph-rsid="0019120d" style:font-size-asian="12pt" style:font-size-complex="12pt"/>
    </style:style>
    <style:style style:name="P52" style:family="paragraph" style:parent-style-name="Table_20_Contents">
      <style:paragraph-properties fo:margin-top="0cm" fo:margin-bottom="0.499cm" style:contextual-spacing="false"/>
      <style:text-properties style:font-name="Liberation Serif" fo:font-size="12pt" officeooo:rsid="0014bc3e" officeooo:paragraph-rsid="004b2d3a" style:font-size-asian="12pt" style:font-size-complex="12pt"/>
    </style:style>
    <style:style style:name="P53" style:family="paragraph" style:parent-style-name="Table_20_Contents">
      <style:paragraph-properties fo:margin-top="0cm" fo:margin-bottom="0.499cm" style:contextual-spacing="false"/>
      <style:text-properties style:font-name="Liberation Serif" fo:font-size="12pt" officeooo:rsid="0014bc3e" officeooo:paragraph-rsid="004ce763" fo:background-color="#ffffff" style:font-size-asian="12pt" style:font-size-complex="12pt"/>
    </style:style>
    <style:style style:name="P54" style:family="paragraph" style:parent-style-name="Table_20_Contents">
      <style:paragraph-properties fo:margin-top="0cm" fo:margin-bottom="0.499cm" style:contextual-spacing="false"/>
      <style:text-properties fo:color="#000000" style:font-name="Liberation Serif" fo:font-size="12pt" fo:font-weight="bold" officeooo:rsid="0014bc3e" officeooo:paragraph-rsid="004b2d3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014bc3e" officeooo:paragraph-rsid="004b2d3a" style:font-size-asian="12pt" style:font-size-complex="12pt"/>
    </style:style>
    <style:style style:name="P56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014bc3e" officeooo:paragraph-rsid="008da4f9" style:font-size-asian="12pt" style:font-size-complex="12pt"/>
    </style:style>
    <style:style style:name="P57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12e0f0d" officeooo:paragraph-rsid="012e0f0d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132678e" officeooo:paragraph-rsid="0132678e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014bc3e" officeooo:paragraph-rsid="01312a3f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2f370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rsid="0014bc3e" officeooo:paragraph-rsid="01312a3f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rsid="0132678e" officeooo:paragraph-rsid="0132678e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margin-top="0cm" fo:margin-bottom="0.499cm" style:contextual-spacing="false"/>
      <style:text-properties fo:font-variant="normal" fo:text-transform="none" fo:color="#000000" style:font-name="Liberation Mono" fo:font-size="12pt" fo:letter-spacing="normal" fo:font-style="normal" fo:font-weight="bold" officeooo:rsid="0014bc3e" officeooo:paragraph-rsid="008da4f9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margin-top="0cm" fo:margin-bottom="0.499cm" style:contextual-spacing="false"/>
      <style:text-properties fo:font-variant="normal" fo:text-transform="none" fo:color="#000000" style:font-name="Liberation Serif" fo:font-size="12pt" fo:letter-spacing="normal" fo:font-style="normal" fo:font-weight="normal" officeooo:rsid="00b069c5" officeooo:paragraph-rsid="00b069c5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margin-top="0cm" fo:margin-bottom="0.499cm" style:contextual-spacing="false"/>
      <style:text-properties style:font-name="Liberation Mono" fo:font-size="12pt" fo:font-weight="bold" officeooo:paragraph-rsid="00f47621" style:font-size-asian="12pt" style:font-weight-asian="bold" style:font-size-complex="12pt" style:font-weight-complex="bold"/>
    </style:style>
    <style:style style:name="P66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paragraph-rsid="0019120d" style:font-size-asian="12pt" style:font-weight-asian="bold" style:font-size-complex="12pt" style:font-weight-complex="bold"/>
    </style:style>
    <style:style style:name="P67" style:family="paragraph" style:parent-style-name="Preformatted_20_Text">
      <style:paragraph-properties fo:margin-top="0cm" fo:margin-bottom="0.499cm" style:contextual-spacing="false"/>
      <style:text-properties fo:color="#000000" style:font-name="Liberation Mono" fo:font-size="12pt" fo:font-weight="bold" officeooo:paragraph-rsid="0019120d" style:font-size-asian="12pt" style:font-weight-asian="bold" style:font-size-complex="12pt" style:font-weight-complex="bold"/>
    </style:style>
    <style:style style:name="P68" style:family="paragraph" style:parent-style-name="Preformatted_20_Text">
      <style:paragraph-properties fo:margin-top="0cm" fo:margin-bottom="0.499cm" style:contextual-spacing="false"/>
      <style:text-properties fo:color="#000000" style:font-name="Liberation Mono" fo:font-size="12pt" fo:font-weight="bold" officeooo:paragraph-rsid="00e5fe31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fo:font-weight="normal" officeooo:paragraph-rsid="001912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e93" officeooo:paragraph-rsid="0019120d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style:font-name="Liberation Mono" fo:font-size="12pt" fo:font-weight="bold" officeooo:paragraph-rsid="0019120d" style:font-size-asian="12pt" style:font-weight-asian="bold" style:font-size-complex="12pt"/>
    </style:style>
    <style:style style:name="P72" style:family="paragraph" style:parent-style-name="Standard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style:font-name="Liberation Serif" fo:font-size="12pt" officeooo:paragraph-rsid="006f694b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style:font-name="Liberation Serif" fo:font-size="12pt" officeooo:paragraph-rsid="00fe0aa5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officeooo:paragraph-rsid="00f70089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756f9" fo:background-color="#ffffff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19120d" fo:background-color="#ffcc99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14756f9" officeooo:paragraph-rsid="014756f9" fo:background-color="#ffffff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19120d" fo:background-color="#ffffff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9120d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officeooo:paragraph-rsid="0019120d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19120d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19120d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19120d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19120d" style:font-size-asian="12pt" style:font-size-complex="12pt"/>
    </style:style>
    <style:style style:name="P85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6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0a0da" style:font-size-asian="12pt" style:font-size-complex="12pt"/>
    </style:style>
    <style:style style:name="P87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91417b" officeooo:paragraph-rsid="0091417b" style:font-size-asian="12pt" style:font-size-complex="12pt"/>
    </style:style>
    <style:style style:name="P88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normal" officeooo:rsid="00aa8996" officeooo:paragraph-rsid="00aa8996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paragraph-rsid="00f47621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left="0cm" fo:margin-right="0cm" style:line-height-at-least="0.635cm" fo:widows="1" fo:text-indent="0cm" style:auto-text-indent="false"/>
    </style:style>
    <style:style style:name="P91" style:family="paragraph" style:parent-style-name="Text_20_body">
      <style:paragraph-properties fo:margin-left="0cm" fo:margin-right="0cm" style:line-height-at-least="0.635cm" fo:widows="1" fo:text-indent="0cm" style:auto-text-indent="false"/>
      <style:text-properties officeooo:paragraph-rsid="006f694b"/>
    </style:style>
    <style:style style:name="P92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officeooo:paragraph-rsid="007fccf1" style:font-size-asian="12pt" style:font-size-complex="12pt"/>
    </style:style>
    <style:style style:name="P93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19120d" style:font-size-asian="12pt" style:font-size-complex="12pt"/>
    </style:style>
    <style:style style:name="P94" style:family="paragraph" style:parent-style-name="Text_20_body">
      <style:paragraph-properties fo:margin-top="0cm" fo:margin-bottom="0cm" style:contextual-spacing="false" fo:widows="1" fo:padding="0cm" fo:border="none"/>
    </style:style>
    <style:style style:name="P95" style:family="paragraph" style:parent-style-name="Text_20_body">
      <style:paragraph-properties fo:margin-top="0cm" fo:margin-bottom="0cm" style:contextual-spacing="false" fo:widows="1" fo:padding="0cm" fo:border="none"/>
      <style:text-properties officeooo:paragraph-rsid="00d31efb"/>
    </style:style>
    <style:style style:name="P96" style:family="paragraph" style:parent-style-name="Table_20_Contents">
      <style:text-properties officeooo:paragraph-rsid="0019120d"/>
    </style:style>
    <style:style style:name="P9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019120d" style:font-size-asian="12pt" style:font-size-complex="12pt"/>
    </style:style>
    <style:style style:name="P9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8de24e" officeooo:paragraph-rsid="008de24e" style:font-size-asian="12pt" style:font-size-complex="12pt"/>
    </style:style>
    <style:style style:name="P9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0ae3026" style:font-size-asian="12pt" style:font-size-complex="12pt"/>
    </style:style>
    <style:style style:name="P10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8a04e5" officeooo:paragraph-rsid="0157c270" style:font-size-asian="12pt" style:font-size-complex="12pt"/>
    </style:style>
    <style:style style:name="P101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08a04e5" officeooo:paragraph-rsid="008de24e" style:font-size-asian="12pt" style:font-weight-asian="bold" style:font-size-complex="12pt" style:font-weight-complex="bold"/>
    </style:style>
    <style:style style:name="P102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1063836" officeooo:paragraph-rsid="0157c270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bold" officeooo:paragraph-rsid="0019120d" style:font-size-asian="12pt" style:font-weight-asian="bold" style:font-size-complex="12pt" style:font-weight-complex="bold"/>
    </style:style>
    <style:style style:name="P104" style:family="paragraph" style:parent-style-name="Table_20_Contents">
      <style:text-properties style:font-name="Liberation Serif" fo:font-size="12pt" officeooo:paragraph-rsid="0019120d" style:font-size-asian="12pt" style:font-size-complex="12pt"/>
    </style:style>
    <style:style style:name="P105" style:family="paragraph" style:parent-style-name="Table_20_Contents">
      <style:text-properties style:font-name="Liberation Serif" fo:font-size="12pt" officeooo:rsid="0014bc3e" officeooo:paragraph-rsid="0019120d" style:font-size-asian="12pt" style:font-size-complex="12pt"/>
    </style:style>
    <style:style style:name="P106" style:family="paragraph" style:parent-style-name="Table_20_Contents">
      <style:text-properties style:font-name="Liberation Serif" fo:font-size="12pt" officeooo:rsid="0014bc3e" officeooo:paragraph-rsid="008fa267" style:font-size-asian="12pt" style:font-size-complex="12pt"/>
    </style:style>
    <style:style style:name="P107" style:family="paragraph" style:parent-style-name="Table_20_Contents">
      <style:text-properties style:font-name="Liberation Serif" fo:font-size="12pt" officeooo:paragraph-rsid="00503f7d" style:font-size-asian="12pt" style:font-size-complex="12pt"/>
    </style:style>
    <style:style style:name="P108" style:family="paragraph" style:parent-style-name="Table_20_Contents">
      <style:text-properties style:font-name="Liberation Serif" fo:font-size="12pt" officeooo:rsid="00503f7d" officeooo:paragraph-rsid="00503f7d" style:font-size-asian="12pt" style:font-size-complex="12pt"/>
    </style:style>
    <style:style style:name="P109" style:family="paragraph" style:parent-style-name="Table_20_Contents">
      <style:text-properties style:font-name="Liberation Serif" fo:font-size="12pt" officeooo:paragraph-rsid="004b2d3a" style:font-size-asian="12pt" style:font-size-complex="12pt"/>
    </style:style>
    <style:style style:name="P110" style:family="paragraph" style:parent-style-name="Table_20_Contents">
      <style:text-properties style:font-name="Liberation Serif" fo:font-size="12pt" officeooo:paragraph-rsid="00a5b30b" style:font-size-asian="12pt" style:font-size-complex="12pt"/>
    </style:style>
    <style:style style:name="P111" style:family="paragraph" style:parent-style-name="Table_20_Contents">
      <style:text-properties style:font-name="Liberation Serif" fo:font-size="12pt" officeooo:paragraph-rsid="01391bb2" style:font-size-asian="12pt" style:font-size-complex="12pt"/>
    </style:style>
    <style:style style:name="P112" style:family="paragraph" style:parent-style-name="Table_20_Contents">
      <style:text-properties style:font-name="Liberation Serif" fo:font-size="12pt" officeooo:paragraph-rsid="0158a525" style:font-size-asian="12pt" style:font-size-complex="12pt"/>
    </style:style>
    <style:style style:name="P113" style:family="paragraph" style:parent-style-name="Table_20_Contents">
      <style:text-properties style:font-name="Liberation Serif" fo:font-size="12pt" fo:font-weight="bold" officeooo:rsid="0038c807" officeooo:paragraph-rsid="0019120d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style:font-name="Liberation Serif" fo:font-size="12pt" fo:font-weight="normal" officeooo:rsid="00a364a6" officeooo:paragraph-rsid="00a364a6" style:font-size-asian="12pt" style:font-weight-asian="normal" style:font-size-complex="12pt" style:font-weight-complex="normal"/>
    </style:style>
    <style:style style:name="P115" style:family="paragraph" style:parent-style-name="Table_20_Contents">
      <style:text-properties style:font-name="Liberation Serif" fo:font-size="12pt" fo:font-weight="normal" officeooo:rsid="00a364a6" officeooo:paragraph-rsid="01391bb2" style:font-size-asian="12pt" style:font-weight-asian="normal" style:font-size-complex="12pt" style:font-weight-complex="normal"/>
    </style:style>
    <style:style style:name="P116" style:family="paragraph" style:parent-style-name="Table_20_Contents">
      <style:text-properties style:font-name="Liberation Serif" fo:font-size="12pt" fo:font-weight="normal" officeooo:rsid="010d2f6b" officeooo:paragraph-rsid="010d2f6b" style:font-size-asian="12pt" style:font-weight-asian="normal" style:font-size-complex="12pt" style:font-weight-complex="normal"/>
    </style:style>
    <style:style style:name="P117" style:family="paragraph" style:parent-style-name="Table_20_Contents">
      <style:text-properties style:font-name="Liberation Serif" fo:font-size="12pt" fo:font-weight="normal" officeooo:rsid="010d2f6b" officeooo:paragraph-rsid="010f3b78" style:font-size-asian="12pt" style:font-weight-asian="normal" style:font-size-complex="12pt" style:font-weight-complex="normal"/>
    </style:style>
    <style:style style:name="P118" style:family="paragraph" style:parent-style-name="Table_20_Contents">
      <style:text-properties style:font-name="Liberation Serif" fo:font-weight="normal" officeooo:rsid="010f3b78" officeooo:paragraph-rsid="010f3b78" style:font-weight-asian="normal" style:font-weight-complex="normal"/>
    </style:style>
    <style:style style:name="P119" style:family="paragraph" style:parent-style-name="Table_20_Contents">
      <style:text-properties style:font-name="Liberation Mono" fo:font-weight="bold" style:font-weight-asian="bold" style:font-weight-complex="bold"/>
    </style:style>
    <style:style style:name="P120" style:family="paragraph" style:parent-style-name="Table_20_Contents">
      <style:text-properties style:font-name="Liberation Mono" fo:font-size="12pt" fo:font-weight="bold" officeooo:rsid="0014bc3e" officeooo:paragraph-rsid="008fa267" style:font-size-asian="12pt" style:font-weight-asian="bold" style:font-size-complex="12pt" style:font-weight-complex="bold"/>
    </style:style>
    <style:style style:name="P121" style:family="paragraph" style:parent-style-name="Table_20_Contents">
      <style:text-properties style:font-name="Liberation Mono" fo:font-size="12pt" fo:font-weight="bold" officeooo:rsid="0038c807" officeooo:paragraph-rsid="00a364a6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style:font-name="Liberation Mono" fo:font-size="12pt" fo:font-weight="bold" officeooo:rsid="004a64f5" officeooo:paragraph-rsid="005afadc" style:font-size-asian="12pt" style:font-weight-asian="bold" style:font-size-complex="12pt" style:font-weight-complex="bold"/>
    </style:style>
    <style:style style:name="P123" style:family="paragraph" style:parent-style-name="Table_20_Contents">
      <style:text-properties style:font-name="Liberation Mono" fo:font-size="12pt" fo:font-weight="bold" officeooo:rsid="010d2f6b" officeooo:paragraph-rsid="010d2f6b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style:font-name="Liberation Mono" fo:font-size="12pt" fo:font-weight="bold" officeooo:rsid="010d2f6b" officeooo:paragraph-rsid="010f3b78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officeooo:rsid="008de24e" officeooo:paragraph-rsid="008de24e"/>
    </style:style>
    <style:style style:name="P126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officeooo:paragraph-rsid="0019120d" style:font-size-asian="12pt" style:font-size-complex="12pt"/>
    </style:style>
    <style:style style:name="P127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officeooo:paragraph-rsid="0019120d" style:font-size-asian="12pt" style:font-size-complex="12pt"/>
    </style:style>
    <style:style style:name="P128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29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30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3b9d73" style:font-size-asian="12pt" style:font-size-complex="12pt"/>
    </style:style>
    <style:style style:name="P131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3c6497" style:font-size-asian="12pt" style:font-size-complex="12pt"/>
    </style:style>
    <style:style style:name="P132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2pt" officeooo:paragraph-rsid="0138e44c" style:font-size-asian="12pt" style:font-size-complex="12pt"/>
    </style:style>
    <style:style style:name="P133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2pt" officeooo:paragraph-rsid="003e8eb9" style:font-size-asian="12pt" style:font-size-complex="12pt"/>
    </style:style>
    <style:style style:name="P134" style:family="paragraph" style:parent-style-name="Text_20_body" style:list-style-name="L5">
      <style:paragraph-properties fo:margin-top="0cm" fo:margin-bottom="0cm" style:contextual-spacing="false" fo:widows="1" fo:padding="0cm" fo:border="none"/>
    </style:style>
    <style:style style:name="P135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officeooo:paragraph-rsid="013fc695"/>
    </style:style>
    <style:style style:name="P136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officeooo:paragraph-rsid="00cfa3e9"/>
    </style:style>
    <style:style style:name="P137" style:family="paragraph" style:parent-style-name="Text_20_body" style:list-style-name="L9">
      <style:paragraph-properties fo:margin-top="0cm" fo:margin-bottom="0cm" style:contextual-spacing="false" fo:widows="1" fo:padding="0cm" fo:border="none"/>
    </style:style>
    <style:style style:name="P138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Mono" fo:font-size="12pt" fo:letter-spacing="normal" fo:font-style="normal" fo:font-weight="bold" officeooo:paragraph-rsid="00cfa3e9" style:font-size-asian="12pt" style:font-weight-asian="bold" style:font-size-complex="12pt" style:font-weight-complex="bold"/>
    </style:style>
    <style:style style:name="P139" style:family="paragraph" style:parent-style-name="Text_20_body" style:list-style-name="L8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0d31efb" style:font-size-asian="12pt" style:font-size-complex="12pt"/>
    </style:style>
    <style:style style:name="P140" style:family="paragraph" style:parent-style-name="Text_20_body" style:list-style-name="L9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41" style:family="paragraph" style:parent-style-name="Text_20_body" style:list-style-name="L5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42" style:family="paragraph" style:parent-style-name="Text_20_body" style:list-style-name="L6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0cfa3e9" style:font-size-asian="12pt" style:font-size-complex="12pt"/>
    </style:style>
    <style:style style:name="P143" style:family="paragraph" style:parent-style-name="Text_20_body" style:list-style-name="L9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44" style:family="paragraph" style:parent-style-name="Standard" style:list-style-name="L3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paragraph-rsid="0019120d" style:font-size-asian="12pt" style:font-weight-asian="normal" style:font-size-complex="12pt" style:font-weight-complex="normal"/>
    </style:style>
    <style:style style:name="P145" style:family="paragraph" style:parent-style-name="Standard" style:list-style-name="L3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rsid="001ad0a7" officeooo:paragraph-rsid="001ad0a7" style:font-size-asian="12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1479ad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3ed1" style:font-weight-asian="bold" style:font-weight-complex="bold"/>
    </style:style>
    <style:style style:name="T4" style:family="text">
      <style:text-properties fo:font-weight="bold" officeooo:rsid="0080a0da" style:font-weight-asian="bold" style:font-weight-complex="bold"/>
    </style:style>
    <style:style style:name="T5" style:family="text">
      <style:text-properties fo:font-weight="bold" officeooo:rsid="00a364a6" style:font-weight-asian="bold" style:font-weight-complex="bold"/>
    </style:style>
    <style:style style:name="T6" style:family="text">
      <style:text-properties fo:font-weight="bold" officeooo:rsid="00a82aba" style:font-weight-asian="bold" style:font-weight-complex="bold"/>
    </style:style>
    <style:style style:name="T7" style:family="text">
      <style:text-properties fo:font-weight="bold" officeooo:rsid="00ac6097" style:font-weight-asian="bold" style:font-weight-complex="bold"/>
    </style:style>
    <style:style style:name="T8" style:family="text">
      <style:text-properties fo:font-weight="bold" officeooo:rsid="00ae3026" style:font-weight-asian="bold" style:font-weight-complex="bold"/>
    </style:style>
    <style:style style:name="T9" style:family="text">
      <style:text-properties fo:font-weight="bold" officeooo:rsid="008f4f74" style:font-weight-asian="bold" style:font-weight-complex="bold"/>
    </style:style>
    <style:style style:name="T10" style:family="text">
      <style:text-properties fo:font-weight="bold" officeooo:rsid="00fc2e21" style:font-weight-asian="bold" style:font-weight-complex="bold"/>
    </style:style>
    <style:style style:name="T11" style:family="text">
      <style:text-properties fo:font-weight="bold" officeooo:rsid="010df581" style:font-weight-asian="bold" style:font-weight-complex="bold"/>
    </style:style>
    <style:style style:name="T12" style:family="text">
      <style:text-properties fo:font-weight="bold" officeooo:rsid="010f3b78" style:font-weight-asian="bold" style:font-weight-complex="bold"/>
    </style:style>
    <style:style style:name="T13" style:family="text">
      <style:text-properties fo:font-weight="bold" officeooo:rsid="012f370c" style:font-weight-asian="bold" style:font-weight-complex="bold"/>
    </style:style>
    <style:style style:name="T14" style:family="text">
      <style:text-properties fo:font-weight="bold" officeooo:rsid="014756f9" style:font-weight-asian="bold" style:font-weight-complex="bold"/>
    </style:style>
    <style:style style:name="T15" style:family="text">
      <style:text-properties fo:font-weight="bold" officeooo:rsid="01479ad8" style:font-weight-asian="bold" style:font-weight-complex="bold"/>
    </style:style>
    <style:style style:name="T16" style:family="text">
      <style:text-properties fo:font-weight="bold" officeooo:rsid="01585f2c" style:font-weight-asian="bold" style:font-weight-complex="bold"/>
    </style:style>
    <style:style style:name="T17" style:family="text">
      <style:text-properties fo:font-weight="bold" officeooo:rsid="01669737" style:font-weight-asian="bold" style:font-weight-complex="bold"/>
    </style:style>
    <style:style style:name="T18" style:family="text">
      <style:text-properties fo:font-weight="bold" officeooo:rsid="016d745f" style:font-weight-asian="bold" style:font-weight-complex="bold"/>
    </style:style>
    <style:style style:name="T19" style:family="text">
      <style:text-properties fo:font-weight="bold" officeooo:rsid="016e86d3" style:font-weight-asian="bold" style:font-weight-complex="bold"/>
    </style:style>
    <style:style style:name="T20" style:family="text">
      <style:text-properties fo:font-weight="bold" officeooo:rsid="002b6a8c"/>
    </style:style>
    <style:style style:name="T21" style:family="text">
      <style:text-properties fo:font-weight="bold" officeooo:rsid="01469bef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weight="bold" style:font-size-asian="12pt" style:font-size-complex="12pt"/>
    </style:style>
    <style:style style:name="T2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1485eb6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1490ed5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149f48f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14b5831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1479ad8" fo:background-color="#ffffff" loext:char-shading-value="0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background-color="#ffffff" loext:char-shading-value="0" style:font-size-asian="12pt" style:font-size-complex="12pt"/>
    </style:style>
    <style:style style:name="T32" style:family="text">
      <style:text-properties style:font-name="Liberation Serif" fo:font-size="12pt" fo:font-weight="normal" officeooo:rsid="01479ad8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weight="normal" officeooo:rsid="0124b785" style:font-weight-asian="normal" style:font-weight-complex="normal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8f4f74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3026" style:font-name-asian="Times New Roman" style:font-style-asian="normal" style:font-name-complex="Times New Roman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b078b" style:font-name-asian="Times New Roman" style:font-style-asian="normal" style:font-name-complex="Times New Roman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263026" style:font-name-asian="Times New Roman" style:font-style-asian="normal" style:font-weight-asian="bold" style:font-name-complex="Times New Roman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1b078b" style:font-name-asian="Times New Roman" style:font-style-asian="normal" style:font-weight-asian="bold" style:font-name-complex="Times New Roman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" style:font-style-asian="normal" style:font-weight-asian="normal" style:font-name-complex="Times New Roman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48" style:family="text">
      <style:text-properties fo:font-variant="normal" fo:text-transform="none" fo:color="#252525" fo:letter-spacing="normal" fo:font-style="normal" fo:font-weight="normal"/>
    </style:style>
    <style:style style:name="T49" style:family="text">
      <style:text-properties fo:font-variant="normal" fo:text-transform="none" fo:color="#252525" fo:letter-spacing="normal" fo:font-style="normal" fo:font-weight="normal" officeooo:rsid="007fccf1"/>
    </style:style>
    <style:style style:name="T50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252525" style:font-name="Liberation Serif" fo:font-size="12pt" fo:letter-spacing="normal" fo:font-style="normal" fo:font-weight="normal" officeooo:rsid="00ff379b" style:font-size-asian="12pt" style:font-size-complex="12pt"/>
    </style:style>
    <style:style style:name="T53" style:family="text">
      <style:text-properties fo:font-variant="normal" fo:text-transform="none" fo:color="#252525" style:font-name="Liberation Serif" fo:font-size="12pt" fo:letter-spacing="normal" fo:font-style="normal" fo:font-weight="normal" officeooo:rsid="01479ad8" style:font-size-asian="12pt" style:font-size-complex="12pt"/>
    </style:style>
    <style:style style:name="T54" style:family="text">
      <style:text-properties fo:font-variant="normal" fo:text-transform="none" fo:color="#252525" style:font-name="Liberation Serif" fo:font-size="12pt" fo:letter-spacing="normal" fo:font-style="normal" fo:font-weight="normal" officeooo:rsid="006f694b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252525" style:font-name="Liberation Serif" fo:font-size="12pt" fo:letter-spacing="normal" fo:font-style="normal" fo:font-weight="normal" officeooo:rsid="00cfa3e9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252525" style:font-name="Liberation Serif" fo:font-size="12pt" fo:letter-spacing="normal" fo:font-style="normal" fo:font-weight="normal" officeooo:rsid="00f2fd32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252525" style:font-name="Liberation Serif" fo:font-size="12pt" fo:letter-spacing="normal" fo:font-style="normal" fo:font-weight="bold" officeooo:rsid="00cfa3e9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252525" style:font-name="Liberation Serif" fo:font-size="12pt" fo:letter-spacing="normal" fo:font-style="normal" fo:font-weight="bold" officeooo:rsid="00ff379b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52525" style:font-name="Liberation Mono" fo:font-size="12pt" fo:letter-spacing="normal" fo:font-style="normal" fo:font-weight="bold" officeooo:rsid="006f694b" style:font-size-asian="12pt" style:font-weight-asian="bold" style:font-size-complex="12pt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e69549" style:font-weight-asian="normal" style:font-weight-complex="normal"/>
    </style:style>
    <style:style style:name="T64" style:family="text">
      <style:text-properties fo:font-weight="normal" officeooo:rsid="01121c15" style:font-weight-asian="normal" style:font-weight-complex="normal"/>
    </style:style>
    <style:style style:name="T65" style:family="text">
      <style:text-properties fo:font-weight="normal" officeooo:rsid="01664a8f" style:font-weight-asian="normal" style:font-weight-complex="normal"/>
    </style:style>
    <style:style style:name="T66" style:family="text">
      <style:text-properties officeooo:rsid="00194829"/>
    </style:style>
    <style:style style:name="T67" style:family="text">
      <style:text-properties style:font-name="Liberation Mono"/>
    </style:style>
    <style:style style:name="T68" style:family="text">
      <style:text-properties style:font-name="Liberation Mono" fo:font-weight="bold" style:font-weight-asian="bold" style:font-weight-complex="bold"/>
    </style:style>
    <style:style style:name="T69" style:family="text">
      <style:text-properties style:font-name="Liberation Mono" fo:font-weight="bold" officeooo:rsid="0056e466" style:font-weight-asian="bold" style:font-weight-complex="bold"/>
    </style:style>
    <style:style style:name="T70" style:family="text">
      <style:text-properties style:font-name="Liberation Mono" fo:font-weight="bold" officeooo:rsid="0014bc3e" style:font-weight-asian="bold" style:font-weight-complex="bold"/>
    </style:style>
    <style:style style:name="T71" style:family="text">
      <style:text-properties style:font-name="Liberation Mono" fo:font-weight="bold" officeooo:rsid="00a82aba" style:font-weight-asian="bold" style:font-weight-complex="bold"/>
    </style:style>
    <style:style style:name="T72" style:family="text">
      <style:text-properties style:font-name="Liberation Mono" fo:font-weight="bold" officeooo:rsid="0124b785" style:font-weight-asian="bold" style:font-weight-complex="bold"/>
    </style:style>
    <style:style style:name="T73" style:family="text">
      <style:text-properties style:font-name="Liberation Mono" fo:font-weight="bold" officeooo:rsid="012f370c" style:font-weight-asian="bold" style:font-weight-complex="bold"/>
    </style:style>
    <style:style style:name="T74" style:family="text">
      <style:text-properties style:font-name="Liberation Mono" fo:font-weight="bold" officeooo:rsid="0160121a" style:font-weight-asian="bold" style:font-weight-complex="bold"/>
    </style:style>
    <style:style style:name="T75" style:family="text">
      <style:text-properties style:font-name="Liberation Mono" fo:font-size="12pt" fo:font-weight="bold" fo:background-color="#ffffff" loext:char-shading-value="0" style:font-size-asian="12pt" style:font-weight-asian="bold" style:font-size-complex="12pt" style:font-weight-complex="bold"/>
    </style:style>
    <style:style style:name="T76" style:family="text">
      <style:text-properties style:font-name="Liberation Mono" fo:font-size="12pt" fo:font-weight="bold" officeooo:rsid="01479ad8" fo:background-color="#ffffff" loext:char-shading-value="0" style:font-size-asian="12pt" style:font-weight-asian="bold" style:font-size-complex="12pt" style:font-weight-complex="bold"/>
    </style:style>
    <style:style style:name="T77" style:family="text">
      <style:text-properties style:font-name="Liberation Mono" fo:font-size="12pt" fo:font-weight="bold" officeooo:rsid="0170d059" fo:background-color="#ffffff" loext:char-shading-value="0" style:font-size-asian="12pt" style:font-weight-asian="bold" style:font-size-complex="12pt" style:font-weight-complex="bold"/>
    </style:style>
    <style:style style:name="T78" style:family="text">
      <style:text-properties officeooo:rsid="00533e6d"/>
    </style:style>
    <style:style style:name="T79" style:family="text">
      <style:text-properties officeooo:rsid="005afadc"/>
    </style:style>
    <style:style style:name="T80" style:family="text">
      <style:text-properties officeooo:rsid="006e796a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officeooo:rsid="0080a0da" style:font-weight-asian="normal" style:font-weight-complex="normal"/>
    </style:style>
    <style:style style:name="T83" style:family="text">
      <style:text-properties officeooo:rsid="00a364a6"/>
    </style:style>
    <style:style style:name="T84" style:family="text">
      <style:text-properties officeooo:rsid="00a82aba"/>
    </style:style>
    <style:style style:name="T85" style:family="text">
      <style:text-properties officeooo:rsid="00ac6097"/>
    </style:style>
    <style:style style:name="T86" style:family="text">
      <style:text-properties officeooo:rsid="00aefdf6"/>
    </style:style>
    <style:style style:name="T87" style:family="text">
      <style:text-properties officeooo:rsid="0263684f"/>
    </style:style>
    <style:style style:name="T88" style:family="text">
      <style:text-properties officeooo:rsid="002d4cf0"/>
    </style:style>
    <style:style style:name="T89" style:family="text">
      <style:text-properties officeooo:rsid="002f4af5"/>
    </style:style>
    <style:style style:name="T90" style:family="text">
      <style:text-properties officeooo:rsid="001cd725"/>
    </style:style>
    <style:style style:name="T91" style:family="text">
      <style:text-properties officeooo:rsid="00d9b98a"/>
    </style:style>
    <style:style style:name="T92" style:family="text">
      <style:text-properties officeooo:rsid="00e02a10"/>
    </style:style>
    <style:style style:name="T93" style:family="text">
      <style:text-properties officeooo:rsid="00e2ba33"/>
    </style:style>
    <style:style style:name="T94" style:family="text">
      <style:text-properties officeooo:rsid="00e433d7"/>
    </style:style>
    <style:style style:name="T95" style:family="text">
      <style:text-properties officeooo:rsid="00e69549"/>
    </style:style>
    <style:style style:name="T96" style:family="text">
      <style:text-properties officeooo:rsid="01063836"/>
    </style:style>
    <style:style style:name="T97" style:family="text">
      <style:text-properties officeooo:rsid="010df581"/>
    </style:style>
    <style:style style:name="T98" style:family="text">
      <style:text-properties officeooo:rsid="01121c15"/>
    </style:style>
    <style:style style:name="T99" style:family="text">
      <style:text-properties officeooo:rsid="01150682"/>
    </style:style>
    <style:style style:name="T100" style:family="text">
      <style:text-properties officeooo:rsid="0116fe2f"/>
    </style:style>
    <style:style style:name="T101" style:family="text">
      <style:text-properties officeooo:rsid="011b03e2"/>
    </style:style>
    <style:style style:name="T102" style:family="text">
      <style:text-properties officeooo:rsid="011e88f1"/>
    </style:style>
    <style:style style:name="T103" style:family="text">
      <style:text-properties officeooo:rsid="0120abec"/>
    </style:style>
    <style:style style:name="T104" style:family="text">
      <style:text-properties officeooo:rsid="012f370c"/>
    </style:style>
    <style:style style:name="T105" style:family="text">
      <style:text-properties officeooo:rsid="013bc713"/>
    </style:style>
    <style:style style:name="T106" style:family="text">
      <style:text-properties officeooo:rsid="013d22cb"/>
    </style:style>
    <style:style style:name="T107" style:family="text">
      <style:text-properties officeooo:rsid="013f0467"/>
    </style:style>
    <style:style style:name="T108" style:family="text">
      <style:text-properties officeooo:rsid="01467588"/>
    </style:style>
    <style:style style:name="T109" style:family="text">
      <style:text-properties officeooo:rsid="014756f9"/>
    </style:style>
    <style:style style:name="T110" style:family="text">
      <style:text-properties officeooo:rsid="01479ad8"/>
    </style:style>
    <style:style style:name="T111" style:family="text">
      <style:text-properties fo:language="en" fo:country="US" fo:font-weight="bold" officeooo:rsid="01585f2c" style:font-weight-asian="bold" style:font-weight-complex="bold"/>
    </style:style>
    <style:style style:name="T112" style:family="text">
      <style:text-properties officeooo:rsid="01623910"/>
    </style:style>
    <style:style style:name="T113" style:family="text">
      <style:text-properties officeooo:rsid="01643cea"/>
    </style:style>
    <style:style style:name="T114" style:family="text">
      <style:text-properties officeooo:rsid="01654c59"/>
    </style:style>
    <style:style style:name="T115" style:family="text">
      <style:text-properties officeooo:rsid="016749e2"/>
    </style:style>
    <style:style style:name="T116" style:family="text">
      <style:text-properties officeooo:rsid="016d2c43"/>
    </style:style>
    <style:style style:name="T117" style:family="text">
      <style:text-properties officeooo:rsid="00371e2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ython/C3/<text:span text:style-name="T16">Basic-Matrix-Operations</text:span>/English</text:h>
      <text:p text:style-name="P1"/>
      <text:p text:style-name="P2"><text:span text:style-name="T1">Title of script</text:span>: <text:span text:style-name="T2"><text:s/></text:span><text:span text:style-name="T3"><text:s/></text:span><text:span text:style-name="T16">Basic Matrix Operations</text:span></text:p>
      <text:p text:style-name="P3">Author: <text:span text:style-name="T66">Puneeth, Thirumalesh <text:s/>H S</text:span></text:p>
      <text:p text:style-name="P6"><text:span text:style-name="T23">Keywords: </text:span><text:span text:style-name="T24">Python</text:span><text:span text:style-name="T23">, </text:span><text:span text:style-name="T24">IPython, </text:span><text:span text:style-name="T25">matrices, </text:span><text:span text:style-name="T26">determinant, reshape, arange, eigen values, eigen vectors, </text:span><text:span text:style-name="T27">transpose </text:span><text:span text:style-name="T28">of matrix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3">Visual Cue </text:p>
          </table:table-cell>
          <table:table-cell table:style-name="Table1.B1" office:value-type="string">
            <text:p text:style-name="P83">Narration</text:p>
          </table:table-cell>
        </table:table-row>
        <table:table-row>
          <table:table-cell table:style-name="Table1.A2" office:value-type="string">
            <text:p text:style-name="P24">Show Slide </text:p>
            <text:p text:style-name="P4">Containing title, name of the production team along with the logo of MHRD </text:p>
          </table:table-cell>
          <table:table-cell table:style-name="Table1.B2" office:value-type="string">
            <text:p text:style-name="P112">Hello friends and welcome to the spoken tutorial on '<text:span text:style-name="T111">Basic Matrix Operations</text:span>'. </text:p>
          </table:table-cell>
        </table:table-row>
        <table:table-row>
          <table:table-cell table:style-name="Table1.A2" office:value-type="string">
            <text:p text:style-name="P24">Show Slide <text:s/></text:p>
            <text:p text:style-name="P4"><text:span text:style-name="T105">O</text:span>bjectives </text:p>
            <text:p text:style-name="P104"/>
          </table:table-cell>
          <table:table-cell table:style-name="Table1.B2" office:value-type="string">
            <text:p text:style-name="P24">At the end of this tutorial, you will be able to, </text:p>
            <text:list xml:id="list4511466667968178446" text:style-name="L1">
              <text:list-item>
                <text:p text:style-name="P130">Create <text:span text:style-name="T2">matrices</text:span> using data.</text:p>
              </text:list-item>
              <text:list-item>
                <text:p text:style-name="P130">Create <text:span text:style-name="T2">matrices</text:span> from lists.</text:p>
              </text:list-item>
              <text:list-item>
                <text:p text:style-name="P130"><text:span text:style-name="T113">Perform</text:span> basic <text:span text:style-name="T2">matrix</text:span> operations like addition, <text:span text:style-name="T91">subtraction and</text:span> multiplication.</text:p>
              </text:list-item>
              <text:list-item>
                <text:p text:style-name="P131">Perform operations to find out the</text:p>
                <text:p text:style-name="P132"><text:span text:style-name="T48">--- </text:span><text:span text:style-name="T50">determinant</text:span><text:span text:style-name="T48"> of a </text:span><text:span text:style-name="T50">matrix</text:span><text:span text:style-name="T48">. </text:span></text:p>
                <text:p text:style-name="P133"><text:span text:style-name="T48">--- </text:span><text:span text:style-name="T50">inverse</text:span><text:span text:style-name="T48"> of a </text:span><text:span text:style-name="T50">matrix</text:span><text:span text:style-name="T48">.<text:line-break/>--- </text:span><text:span text:style-name="T50">eigen</text:span><text:span text:style-name="T48"> </text:span><text:span text:style-name="T50">values</text:span><text:span text:style-name="T48"> and </text:span><text:span text:style-name="T50">eigen</text:span><text:span text:style-name="T48"> </text:span><text:span text:style-name="T50">vectors</text:span><text:span text:style-name="T48"> of a <text:s text:c="3"/></text:span><text:span text:style-name="T50">matrix</text:span><text:span text:style-name="T48">. 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84">Show Slide </text:p>
            <text:p text:style-name="P84">System <text:span text:style-name="T92">Specifications</text:span> </text:p>
          </table:table-cell>
          <table:table-cell table:style-name="Table1.B2" office:value-type="string">
            <text:p text:style-name="P84">To record this tutorial, I am using </text:p>
            <text:list xml:id="list5348793596328468249" text:style-name="L2">
              <text:list-item>
                <text:p text:style-name="P126"><text:span text:style-name="T1">Ubuntu Linux 14.04</text:span> operating system</text:p>
              </text:list-item>
              <text:list-item>
                <text:p text:style-name="P127"><text:span text:style-name="T35">Python</text:span> 2.7.6</text:p>
              </text:list-item>
              <text:list-item>
                <text:p text:style-name="P126"><text:span text:style-name="T2">IPython</text:span><text:span text:style-name="T1"> </text:span><text:span text:style-name="T20">4</text:span><text:span text:style-name="T1">.</text:span><text:span text:style-name="T21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4">Show Slide </text:p>
            <text:p text:style-name="P4">Pre-requisite<text:span text:style-name="T93">s</text:span> <text:s/></text:p>
            <text:p text:style-name="P104"/>
          </table:table-cell>
          <table:table-cell table:style-name="Table1.B2" office:value-type="string">
            <text:p text:style-name="P69"><text:span text:style-name="T38">To </text:span><text:span text:style-name="T39">practice</text:span><text:span text:style-name="T38"> this tutorial, you should know how to</text:span></text:p>
            <text:list xml:id="list3812959676235346006" text:style-name="L3">
              <text:list-item>
                <text:p text:style-name="P144"><text:span text:style-name="T38">use </text:span><text:span text:style-name="T43">Lists</text:span></text:p>
              </text:list-item>
              <text:list-item>
                <text:p text:style-name="P145"><text:span text:style-name="T40">u</text:span><text:span text:style-name="T37">se </text:span><text:span text:style-name="T42">arrays </text:span><text:span text:style-name="T41">and </text:span><text:span text:style-name="T44">access parts of arrays</text:span></text:p>
              </text:list-item>
            </text:list>
            <text:p text:style-name="P40">If not, see the pre-requisite <text:span text:style-name="T2">Python</text:span> tutorials on this website.</text:p>
          </table:table-cell>
        </table:table-row>
        <table:table-row>
          <table:table-cell table:style-name="Table1.A2" office:value-type="string">
            <text:p text:style-name="P70">[Terminal]</text:p>
            <text:p text:style-name="P71">ipython --pylab</text:p>
          </table:table-cell>
          <table:table-cell table:style-name="Table1.B2" office:value-type="string">
            <text:p text:style-name="P93">Let us start <text:span text:style-name="T2">ipython</text:span> with <text:span text:style-name="T2">pylab</text:span> loaded. </text:p>
            <text:p text:style-name="P93"/>
            <text:p text:style-name="P82"><text:span text:style-name="T46">O</text:span><text:span text:style-name="T45">pen the </text:span><text:span text:style-name="T42">terminal</text:span><text:span text:style-name="T45"> and type</text:span></text:p>
            <text:p text:style-name="P81"><text:span text:style-name="T45"><text:s/></text:span><text:span text:style-name="T47">ipython –pylab</text:span></text:p>
            <text:p text:style-name="P80"/>
            <text:p text:style-name="P79"><text:soft-page-break/>Now let us see how to create <text:span text:style-name="T2">arrays</text:span></text:p>
          </table:table-cell>
        </table:table-row>
        <table:table-row>
          <table:table-cell table:style-name="Table1.A2" office:value-type="string">
            <text:p text:style-name="P105"/>
          </table:table-cell>
          <table:table-cell table:style-name="Table1.B2" office:value-type="string">
            <text:p text:style-name="P110">All <text:span text:style-name="T2">matrix</text:span> operations are done using <text:span text:style-name="T2">arrays</text:span>. </text:p>
            <text:p text:style-name="P110"/>
            <text:p text:style-name="P110">Thus all the operations on <text:span text:style-name="T2">arrays</text:span> are valid on <text:span text:style-name="T2">matrices</text:span> also. </text:p>
          </table:table-cell>
        </table:table-row>
        <table:table-row>
          <table:table-cell table:style-name="Table1.A2" office:value-type="string">
            <text:p text:style-name="P105">[IPython Terminal]</text:p>
            <text:p text:style-name="P104"/>
            <text:p text:style-name="P113"><text:span text:style-name="T67">m1 = array([1,2,3,4])</text:span><text:line-break/></text:p>
          </table:table-cell>
          <table:table-cell table:style-name="Table1.B2" office:value-type="string">
            <text:p text:style-name="P111"><text:span text:style-name="T83">Let us create an </text:span><text:span text:style-name="T5">array m1 , </text:span></text:p>
            <text:p text:style-name="P115">Type</text:p>
            <text:p text:style-name="P114"/>
            <text:p text:style-name="P121">m1 = array([1,2,3,4])</text:p>
          </table:table-cell>
        </table:table-row>
        <table:table-row>
          <table:table-cell table:style-name="Table1.A2" office:value-type="string">
            <text:p text:style-name="P105">[IPython Terminal]</text:p>
            <text:p text:style-name="P105"/>
            <text:p text:style-name="P11">l1 = [[1,2,3,4],[5,6,7,8]]</text:p>
            <text:p text:style-name="P119">m2 = array(l1)</text:p>
            <text:p text:style-name="P119"/>
            <text:p text:style-name="P118">&lt;pause&gt;</text:p>
            <text:p text:style-name="P117">Type</text:p>
            <text:p text:style-name="P124">m2 = arange(1,9).reshape(<text:span text:style-name="T106">2,4</text:span>)</text:p>
          </table:table-cell>
          <table:table-cell table:style-name="Table1.B2" office:value-type="string">
            <text:p text:style-name="P8"/>
            <text:p text:style-name="P85">A list can also be converted to a <text:span text:style-name="T2">matrix</text:span> as follows, <text:span text:style-name="T79">Type</text:span></text:p>
            <text:p text:style-name="P12">l1 = [[1,2,3,4],[5,6,7,8]]</text:p>
            <text:p text:style-name="P122">m2 = array(l1)</text:p>
            <text:p text:style-name="P122"/>
            <text:p text:style-name="P116">Also, we can use <text:span text:style-name="T11">arange </text:span><text:span text:style-name="T97">and </text:span><text:span text:style-name="T2">reshape method</text:span><text:span text:style-name="T12">s</text:span><text:span text:style-name="T2"> </text:span>to generate arrays.</text:p>
            <text:p text:style-name="P116">Type</text:p>
            <text:p text:style-name="P123">m2 = arange(1,9).reshape(<text:span text:style-name="T107">2,4</text:span>)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B2" office:value-type="string">
            <text:p text:style-name="P50">Pause the video here, try out the following exercise and resume the video.</text:p>
          </table:table-cell>
        </table:table-row>
        <table:table-row>
          <table:table-cell table:style-name="Table1.A2" office:value-type="string">
            <text:p text:style-name="P34">Show Slide </text:p>
            <text:p text:style-name="P85">Assignment 1</text:p>
          </table:table-cell>
          <table:table-cell table:style-name="Table1.B2" office:value-type="string">
            <text:p text:style-name="P33"><text:span text:style-name="T62">Create a two dimensional </text:span>matrix<text:span text:style-name="T62"> </text:span><text:span text:style-name="T67">m3</text:span></text:p>
            <text:p text:style-name="P33"><text:span text:style-name="T62">of </text:span><text:span text:style-name="T114">shape</text:span><text:span text:style-name="T62"> 2 by 4 with elements 5, 6, 7, 8, 9, 10, 11, 12. </text:span></text:p>
            <text:p text:style-name="P32"><text:span text:style-name="T65">Hint: </text:span><text:span text:style-name="T64">Use </text:span><text:span text:style-name="T98">arange() </text:span><text:span text:style-name="T64">and</text:span><text:span text:style-name="T63"> </text:span><text:span text:style-name="T95">reshape() methods</text:span></text:p>
          </table:table-cell>
        </table:table-row>
        <table:table-row>
          <table:table-cell table:style-name="Table1.A2" office:value-type="string">
            <text:p text:style-name="P54">[IPython Terminal]</text:p>
            <text:p text:style-name="P67">m3 = ar<text:span text:style-name="T94">ange(5,13).reshape(2,4)</text:span></text:p>
          </table:table-cell>
          <table:table-cell table:style-name="Table1.B2" office:value-type="string">
            <text:p text:style-name="P108">Type</text:p>
            <text:p text:style-name="P107"/>
            <text:p text:style-name="P68">m3 = ar<text:span text:style-name="T94">ange(5,13).reshape(2,4)</text:span></text:p>
          </table:table-cell>
        </table:table-row>
        <table:table-row>
          <table:table-cell table:style-name="Table1.A2" office:value-type="string">
            <text:p text:style-name="P52">[IPython Terminal]</text:p>
            <text:p text:style-name="P24"><text:span text:style-name="T68">m3 + m2</text:span><text:line-break/></text:p>
          </table:table-cell>
          <table:table-cell table:style-name="Table1.B2" office:value-type="string">
            <text:p text:style-name="P25">Let us <text:span text:style-name="T78">see some</text:span> <text:span text:style-name="T2">matrix</text:span> operations.</text:p>
            <text:p text:style-name="P26"><text:span text:style-name="T69">m</text:span><text:span text:style-name="T68">3 + m2</text:span> <text:span text:style-name="T115">performs</text:span> element by element addition, that is <text:span text:style-name="T2">matrix</text:span> addition. </text:p>
            <text:p text:style-name="P26">Note that both the <text:span text:style-name="T2">matrices</text:span> should be of the same <text:span text:style-name="T17">shape</text:span>.</text:p>
          </table:table-cell>
        </table:table-row>
        <table:table-row>
          <table:table-cell table:style-name="Table1.A2" office:value-type="string">
            <text:p text:style-name="P51">[IPython Terminal]</text:p>
            <text:p text:style-name="P66">m3 - m2</text:p>
          </table:table-cell>
          <table:table-cell table:style-name="Table1.B2" office:value-type="string">
            <text:p text:style-name="P29">Similarly, <text:span text:style-name="T68">m3-m2</text:span> <text:span text:style-name="T115">performs</text:span> <text:span text:style-name="T2">matrix</text:span> subtraction, <text:line-break/><text:line-break/>that is element by element subtraction.</text:p>
          </table:table-cell>
        </table:table-row>
        <table:table-row>
          <table:table-cell table:style-name="Table1.A2" office:value-type="string">
            <text:p text:style-name="P52">[IPython Terminal]</text:p>
            <text:p text:style-name="P24"><text:soft-page-break/><text:span text:style-name="T68">m3 * m2</text:span><text:line-break/></text:p>
          </table:table-cell>
          <table:table-cell table:style-name="Table1.B2" office:value-type="string">
            <text:p text:style-name="P5">We can perform element wise multiplication of two <text:soft-page-break/><text:span text:style-name="T2">matrices</text:span>.</text:p>
            <text:p text:style-name="P31">Type</text:p>
            <text:p text:style-name="P43">m3 * m2</text:p>
          </table:table-cell>
        </table:table-row>
        <table:table-row>
          <table:table-cell table:style-name="Table1.A2" office:value-type="string">
            <text:p text:style-name="P52">[IPython Terminal]</text:p>
            <text:p text:style-name="P24"><text:span text:style-name="T68">dot(m3, m2)</text:span><text:line-break/></text:p>
          </table:table-cell>
          <table:table-cell table:style-name="Table1.B2" office:value-type="string">
            <text:p text:style-name="P90"><text:span text:style-name="T57">Matrix</text:span><text:span text:style-name="T51"> multiplication in </text:span><text:span text:style-name="T57">matrices</text:span><text:span text:style-name="T51"> are done using the </text:span><text:span text:style-name="T57">function</text:span><text:span text:style-name="T51"> </text:span><text:span text:style-name="Teletype"><text:span text:style-name="T60">dot()</text:span></text:span></text:p>
            <text:p text:style-name="P91"><text:span text:style-name="Teletype"><text:span text:style-name="T54">Type</text:span></text:span></text:p>
            <text:p text:style-name="P72"><text:span text:style-name="Teletype"><text:span text:style-name="T61">dot(m3, m2)</text:span></text:span></text:p>
            <text:p text:style-name="P9">Due to <text:span text:style-name="T116">shape</text:span> mismatch, th<text:span text:style-name="T80">is</text:span> multiplication returned an error.</text:p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B2" office:value-type="string">
            <text:p text:style-name="P86"><text:span text:style-name="T82">For</text:span><text:span text:style-name="T4"> </text:span><text:span text:style-name="T82">doing</text:span><text:span text:style-name="T4"> </text:span><text:span text:style-name="T2">matrix</text:span> multiplication we need to have,</text:p>
            <text:p text:style-name="P86">two <text:span text:style-name="T2">matrices</text:span> of the <text:span text:style-name="T18">shape</text:span> n by m and m by r.</text:p>
            <text:p text:style-name="P92"><text:span text:style-name="T49">T</text:span><text:span text:style-name="T48">he resulting </text:span><text:span text:style-name="T50">matrix</text:span><text:span text:style-name="T48"> will be of the order n by r. </text:span></text:p>
          </table:table-cell>
        </table:table-row>
        <table:table-row>
          <table:table-cell table:style-name="Table1.A2" office:value-type="string">
            <text:p text:style-name="P106">[IPython Terminal]</text:p>
            <text:p text:style-name="P106"/>
            <text:p text:style-name="P120">m<text:span text:style-name="T84">2</text:span>.shape</text:p>
          </table:table-cell>
          <table:table-cell table:style-name="Table1.B2" office:value-type="string">
            <text:p text:style-name="P87">Check the order of <text:span text:style-name="T2">m</text:span><text:span text:style-name="T6">2</text:span><text:span text:style-name="T2"> </text:span><text:span text:style-name="T81">by typing </text:span><text:span text:style-name="T70">m</text:span><text:span text:style-name="T71">2</text:span><text:span text:style-name="T70">.shape.</text:span></text:p>
            <text:p text:style-name="P88"><text:span text:style-name="T22">We get </text:span><text:span text:style-name="T33">tuple</text:span> <text:span text:style-name="T2">(2, 4)</text:span></text:p>
          </table:table-cell>
        </table:table-row>
        <table:table-row>
          <table:table-cell table:style-name="Table1.A2" office:value-type="string">
            <text:p text:style-name="P55">[IPython Terminal]</text:p>
            <text:p text:style-name="P38">m4 = ar<text:span text:style-name="T96">ange(1,9</text:span>).<text:span text:style-name="T96">reshape(4,2)</text:span></text:p>
          </table:table-cell>
          <table:table-cell table:style-name="Table1.B2" office:value-type="string">
            <text:p text:style-name="P99"><text:span text:style-name="T2">matrix</text:span> <text:span text:style-name="T2">m</text:span><text:span text:style-name="T7">2</text:span> is of the shape <text:span text:style-name="T85">two</text:span> by four, </text:p>
            <text:p text:style-name="P99"/>
            <text:p text:style-name="P99">let us create another <text:span text:style-name="T8">matrix</text:span>, of the order <text:span text:style-name="T112">4</text:span> by <text:span text:style-name="T112">2</text:span>,</text:p>
            <text:p text:style-name="P97"/>
            <text:p text:style-name="P100">Type</text:p>
            <text:p text:style-name="P102">m4 = arange(1,9).reshape(4,2)</text:p>
            <text:p text:style-name="P39"><field:fieldmark-start text:name="__Fieldmark__14883_115584152" field:type=""/><field:fieldmark-end/></text:p>
          </table:table-cell>
        </table:table-row>
        <table:table-row>
          <table:table-cell table:style-name="Table1.A2" office:value-type="string">
            <text:p text:style-name="P56">[IPython Terminal]</text:p>
            <text:p text:style-name="P63">dot(m<text:span text:style-name="T86">2</text:span>, m4)</text:p>
            <text:p text:style-name="P64">Highlight the output</text:p>
          </table:table-cell>
          <table:table-cell table:style-name="Table1.B2" office:value-type="string">
            <text:p text:style-name="P96"><text:span text:style-name="Teletype"><text:span text:style-name="T60">dot()</text:span></text:span><text:span text:style-name="Teletype"><text:span text:style-name="T51"> </text:span></text:span><text:span text:style-name="T51">function is used for </text:span><text:span text:style-name="T57">matrix</text:span><text:span text:style-name="T51"> multiplication.</text:span></text:p>
            <text:p text:style-name="P125"/>
            <text:p text:style-name="P98">Type</text:p>
            <text:p text:style-name="P101">dot(m<text:span text:style-name="T99">2</text:span>, m4)</text:p>
          </table:table-cell>
        </table:table-row>
        <table:table-row>
          <table:table-cell table:style-name="Table1.A2" office:value-type="string">
            <text:p text:style-name="P35">[IPython Terminal]</text:p>
            <text:p text:style-name="P119">print m4</text:p>
            <text:p text:style-name="P119">m4.T</text:p>
          </table:table-cell>
          <table:table-cell table:style-name="Table1.B2" office:value-type="string">
            <text:p text:style-name="P30">Let us now see, how to find out the <text:span text:style-name="T2">transpose</text:span> of a <text:span text:style-name="T2">matrix</text:span> 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>As you saw, <text:span text:style-name="T19">m4</text:span> <text:span text:style-name="T2">dot capital T</text:span> will give the transpose of a <text:span text:style-name="T2">matrix</text:span></text:p>
          </table:table-cell>
        </table:table-row>
        <table:table-row>
          <table:table-cell table:style-name="Table1.A2" office:value-type="string">
            <text:p text:style-name="P28">Show Slide:<text:line-break/>Determinant of a matrix</text:p>
          </table:table-cell>
          <table:table-cell table:style-name="Table1.B2" office:value-type="string">
            <text:p text:style-name="P74"><text:span text:style-name="T51">The </text:span><text:span text:style-name="T57">determinant</text:span><text:span text:style-name="T51"> of a square </text:span><text:span text:style-name="T57">matrix</text:span><text:span text:style-name="T51"> can be obtained by using the function </text:span><text:span text:style-name="Teletype"><text:span text:style-name="T60">det()</text:span></text:span></text:p>
          </table:table-cell>
        </table:table-row>
        <text:soft-page-break/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73">Pause the video here, try out the following exercise and resume the video.</text:p>
          </table:table-cell>
        </table:table-row>
        <table:table-row>
          <table:table-cell table:style-name="Table1.A2" office:value-type="string">
            <text:p text:style-name="P65">m5 = arange(1,17).reshape(4,4)</text:p>
          </table:table-cell>
          <table:table-cell table:style-name="Table1.B2" office:value-type="string">
            <text:p text:style-name="P10"><text:span text:style-name="T36">Find out the </text:span><text:span text:style-name="T10">determinant</text:span><text:span text:style-name="T36"> of a 4 by 4 </text:span><text:span text:style-name="T9">matrix</text:span></text:p>
            <text:p text:style-name="P89">m5 = arange(1,17).reshape(4,4)</text:p>
          </table:table-cell>
        </table:table-row>
        <table:table-row>
          <table:table-cell table:style-name="Table1.A2" office:value-type="string">
            <text:p text:style-name="P52">[IPython Terminal]</text:p>
            <text:p text:style-name="P44">det(m5)</text:p>
          </table:table-cell>
          <table:table-cell table:style-name="Table1.B2" office:value-type="string">
            <text:p text:style-name="P90"><text:span text:style-name="Teletype"><text:span text:style-name="T56">T</text:span></text:span><text:span text:style-name="T51">he </text:span><text:span text:style-name="T57">determinant</text:span><text:span text:style-name="T51"> of </text:span><text:span text:style-name="T57">m5</text:span><text:span text:style-name="T51"> can be found </text:span><text:span text:style-name="T52">by issuing the </text:span><text:span text:style-name="T59">command</text:span></text:p>
            <text:p text:style-name="P45">det(m5)</text:p>
          </table:table-cell>
        </table:table-row>
        <table:table-row>
          <table:table-cell table:style-name="Table1.A2" office:value-type="string">
            <text:p text:style-name="P57">Show Slide</text:p>
            <text:p text:style-name="P57"><text:span text:style-name="T2">Inverse</text:span> of <text:span text:style-name="T108">a </text:span><text:span text:style-name="T2">matrix</text:span></text:p>
          </table:table-cell>
          <table:table-cell table:style-name="Table1.B2" office:value-type="string">
            <text:p text:style-name="P60"><text:span text:style-name="T104">The </text:span><text:span text:style-name="T13">inverse</text:span><text:span text:style-name="T104"> of a </text:span><text:span text:style-name="T13">matrix</text:span><text:span text:style-name="T104"> can be obtained using </text:span><text:span text:style-name="T73">inv()</text:span></text:p>
          </table:table-cell>
        </table:table-row>
        <table:table-row>
          <table:table-cell table:style-name="Table1.A2" office:value-type="string">
            <text:p text:style-name="P59">[IPython Terminal]</text:p>
            <text:p text:style-name="P61">im5 = inv(m5)</text:p>
          </table:table-cell>
          <table:table-cell table:style-name="Table1.B2" office:value-type="string">
            <text:p text:style-name="P58">Let us find the <text:span text:style-name="T2">inverse</text:span> of <text:span text:style-name="T2">matrix m5</text:span></text:p>
            <text:p text:style-name="P58">Type </text:p>
            <text:p text:style-name="P62">im5 = inv(m5)</text:p>
          </table:table-cell>
        </table:table-row>
        <table:table-row>
          <table:table-cell table:style-name="Table1.A2" office:value-type="string">
            <text:p text:style-name="P57"/>
          </table:table-cell>
          <table:table-cell table:style-name="Table1.B2" office:value-type="string">
            <text:p text:style-name="P36">Let us now move on to <text:span text:style-name="T2">eigen vectors</text:span> and <text:span text:style-name="T2">eigen values</text:span></text:p>
          </table:table-cell>
        </table:table-row>
        <table:table-row>
          <table:table-cell table:style-name="Table1.A2" office:value-type="string">
            <text:p text:style-name="P78">Show Slide</text:p>
            <text:p text:style-name="P85"><text:span text:style-name="T2">eigen</text:span> <text:span text:style-name="T2">vectors</text:span> and <text:span text:style-name="T2">eigen</text:span> values</text:p>
            <text:p text:style-name="P76"/>
          </table:table-cell>
          <table:table-cell table:style-name="Table1.B2" office:value-type="string">
            <text:p text:style-name="P75"><text:span text:style-name="T109">Given a </text:span><text:span text:style-name="T14">square matrix </text:span><text:span text:style-name="T15">A</text:span></text:p>
            <text:p text:style-name="P77"/>
            <text:list xml:id="list6603628470683237362" text:style-name="L4">
              <text:list-item>
                <text:p text:style-name="P146"><text:span text:style-name="Teletype"><text:span text:style-name="T75">eig(</text:span></text:span><text:span text:style-name="Teletype"><text:span text:style-name="T76">A</text:span></text:span><text:span text:style-name="Teletype"><text:span text:style-name="T75">)</text:span></text:span><text:span text:style-name="Teletype"><text:span text:style-name="T77">[0]</text:span></text:span><text:span text:style-name="Teletype"><text:span text:style-name="T75"> </text:span></text:span><text:span text:style-name="Teletype"><text:span text:style-name="T32">gives its </text:span></text:span><text:span text:style-name="T29">eigen</text:span><text:span text:style-name="T31"> </text:span><text:span text:style-name="T29">values</text:span><text:span text:style-name="T31"> </text:span></text:p>
              </text:list-item>
              <text:list-item>
                <text:p text:style-name="P146"><text:span text:style-name="Teletype"><text:span text:style-name="T76">eigvals(A) </text:span></text:span><text:span text:style-name="T32">gives its </text:span><text:span text:style-name="T30">e</text:span><text:span text:style-name="T29">igen</text:span><text:span text:style-name="T31"> </text:span><text:span text:style-name="T29">vector</text:span><text:span text:style-name="T31"> <text:line-break/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37">[IPython Terminal]</text:p>
            <text:p text:style-name="P119">eig(m5)</text:p>
          </table:table-cell>
          <table:table-cell table:style-name="Table1.B2" office:value-type="string">
            <text:p text:style-name="P18">Let us find out the <text:span text:style-name="T2">eigen</text:span> values and <text:span text:style-name="T2">eigen</text:span> <text:span text:style-name="T2">vectors</text:span> of the <text:span text:style-name="T2">matrix</text:span> <text:span text:style-name="T2">m5</text:span>.</text:p>
            <text:p text:style-name="P23"><text:span text:style-name="T100">Type<text:line-break/><text:line-break/></text:span><text:span text:style-name="T68">eig(m5)</text:span></text:p>
            <text:p text:style-name="P20">Note that it returned a tuple of two <text:span text:style-name="T2">matrices</text:span>. </text:p>
            <text:p text:style-name="P20">The first element in the tuple are the <text:span text:style-name="T2">eigen</text:span> values.</text:p>
            <text:p text:style-name="P20"><text:span text:style-name="T101">T</text:span>he second element in the tuple are the <text:span text:style-name="T2">eigen</text:span> <text:span text:style-name="T2">vectors</text:span>. </text:p>
          </table:table-cell>
        </table:table-row>
        <table:table-row>
          <table:table-cell table:style-name="Table1.A2" office:value-type="string">
            <text:p text:style-name="P53">[IPython Terminal]</text:p>
            <text:p text:style-name="P14"><text:span text:style-name="T68">eig(m5)[0]</text:span><text:line-break/></text:p>
          </table:table-cell>
          <table:table-cell table:style-name="Table1.B2" office:value-type="string">
            <text:p text:style-name="P19"><text:span text:style-name="T102">To get</text:span> <text:span text:style-name="T2">eigen</text:span> values</text:p>
            <text:p text:style-name="P22">Type<text:line-break/><text:span text:style-name="T68">eig(m5)[0</text:span><text:span text:style-name="T74">]</text:span></text:p>
          </table:table-cell>
        </table:table-row>
        <text:soft-page-break/>
        <table:table-row>
          <table:table-cell table:style-name="Table1.A2" office:value-type="string">
            <text:p text:style-name="P53">[IPython Terminal]</text:p>
            <text:p text:style-name="P14"><text:span text:style-name="T68">eig(m5)[1]</text:span><text:line-break/></text:p>
          </table:table-cell>
          <table:table-cell table:style-name="Table1.B2" office:value-type="string">
            <text:p text:style-name="P41">and <text:span text:style-name="T103">for</text:span> <text:span text:style-name="T2">eigen</text:span> <text:span text:style-name="T2">vectors</text:span> </text:p>
            <text:p text:style-name="P42">Type<text:line-break/><text:span text:style-name="T68">eig(m5)[1]</text:span></text:p>
          </table:table-cell>
        </table:table-row>
        <table:table-row>
          <table:table-cell table:style-name="Table1.A2" office:value-type="string">
            <text:p text:style-name="P53">[IPython Terminal]</text:p>
            <text:p text:style-name="P14"><text:span text:style-name="T68">eigvals(m5)</text:span><text:line-break/></text:p>
          </table:table-cell>
          <table:table-cell table:style-name="Table1.B2" office:value-type="string">
            <text:p text:style-name="P14">The <text:span text:style-name="T2">eigen</text:span> values can also be computed using <text:span text:style-name="Teletype"><text:span text:style-name="T68">eigvals()</text:span></text:span></text:p>
            <text:p text:style-name="P21"><text:span text:style-name="Teletype"><text:span text:style-name="T34">Type<text:line-break/></text:span></text:span><text:span text:style-name="Teletype"><text:span text:style-name="T72">eigvals(m5)</text:span></text:span></text:p>
          </table:table-cell>
        </table:table-row>
        <table:table-row>
          <table:table-cell table:style-name="Table1.A2" office:value-type="string">
            <text:p text:style-name="P37">Show Slide</text:p>
            <text:p text:style-name="P85">Summary </text:p>
            <text:p text:style-name="P37"/>
          </table:table-cell>
          <table:table-cell table:style-name="Table1.B2" office:value-type="string">
            <text:p text:style-name="P37">This brings us to the end of the end of this tutorial. In this tutorial, we have learnt to,</text:p>
            <text:list xml:id="list584030556774176101" text:style-name="L5">
              <text:list-item>
                <text:p text:style-name="P141">Create <text:span text:style-name="T2">matrices</text:span> using <text:span text:style-name="T2">arrays</text:span>.</text:p>
              </text:list-item>
              <text:list-item>
                <text:p text:style-name="P134"><text:span text:style-name="T51">Add, subtract and multiply the elements of </text:span><text:span text:style-name="T53">a </text:span><text:span text:style-name="T57">matrix</text:span><text:span text:style-name="T51">.</text:span></text:p>
              </text:list-item>
              <text:list-item>
                <text:p text:style-name="P134"><text:span text:style-name="T51">Use the </text:span><text:span text:style-name="T57">function</text:span><text:span text:style-name="T51"> </text:span><text:span text:style-name="Teletype"><text:span text:style-name="T60">det()</text:span></text:span><text:span text:style-name="Teletype"><text:span text:style-name="T51"> </text:span></text:span><text:span text:style-name="T51">to find the </text:span><text:span text:style-name="T57">determinant</text:span><text:span text:style-name="T51"> of a </text:span><text:span text:style-name="T57">matrix</text:span><text:span text:style-name="T51">.</text:span></text:p>
              </text:list-item>
              <text:list-item>
                <text:p text:style-name="P135"><text:span text:style-name="T51">Find out the </text:span><text:span text:style-name="T57">inverse</text:span><text:span text:style-name="T51"> of a </text:span><text:span text:style-name="T57">matrix</text:span><text:span text:style-name="T51">,using the function </text:span><text:span text:style-name="Teletype"><text:span text:style-name="T60">inv() </text:span></text:span></text:p>
              </text:list-item>
              <text:list-item>
                <text:p text:style-name="P134"><text:span text:style-name="T51">Find out the </text:span><text:span text:style-name="T57">eigen</text:span><text:span text:style-name="T51"> </text:span><text:span text:style-name="T57">vectors</text:span><text:span text:style-name="T51"> and </text:span><text:span text:style-name="T57">eigen</text:span><text:span text:style-name="T51"> values of a </text:span><text:span text:style-name="T57">matrix</text:span><text:span text:style-name="T51">, using functions </text:span><text:span text:style-name="Teletype"><text:span text:style-name="T60">eig()</text:span></text:span><text:span text:style-name="Teletype"><text:span text:style-name="T51"> </text:span></text:span><text:span text:style-name="T51">and </text:span><text:span text:style-name="Teletype"><text:span text:style-name="T60">eigvals()</text:span></text:span></text:p>
              </text:list-item>
            </text:list>
            <text:p text:style-name="P94"><text:span text:style-name="Teletype"><text:span text:style-name="T60"/></text:span></text:p>
          </table:table-cell>
        </table:table-row>
        <table:table-row>
          <table:table-cell table:style-name="Table1.A2" office:value-type="string">
            <text:p text:style-name="P37">Show Slide</text:p>
            <text:p text:style-name="P85">Self assessment questions</text:p>
            <text:p text:style-name="P37"/>
          </table:table-cell>
          <table:table-cell table:style-name="Table1.B2" office:value-type="string">
            <text:p text:style-name="P37">Here are some self assessment questions for you to solve</text:p>
            <text:list xml:id="list4958442742448053587" text:style-name="L6">
              <text:list-item>
                <text:p text:style-name="P142">A and B are two array objects. Element wise multiplication in <text:span text:style-name="T2">matrices</text:span> <text:span text:style-name="T110">is</text:span> done by,</text:p>
              </text:list-item>
            </text:list>
            <text:list xml:id="list5836776659911216730" text:style-name="L7">
              <text:list-item>
                <text:p text:style-name="P138">A * B</text:p>
              </text:list-item>
              <text:list-item>
                <text:p text:style-name="P136"><text:span text:style-name="Teletype"><text:span text:style-name="T60">multiply(A, B)</text:span></text:span></text:p>
              </text:list-item>
              <text:list-item>
                <text:p text:style-name="P136"><text:span text:style-name="Teletype"><text:span text:style-name="T60">dot(A, B)</text:span></text:span></text:p>
              </text:list-item>
              <text:list-item>
                <text:p text:style-name="P136"><text:span text:style-name="Teletype"><text:span text:style-name="T60">element_multiply(A,B)</text:span></text:span></text:p>
                <text:p text:style-name="P136"><text:span text:style-name="Teletype"><text:span text:style-name="T60"/></text:span></text:p>
              </text:list-item>
            </text:list>
            <text:p text:style-name="P95"><text:span text:style-name="Teletype"><text:span text:style-name="T55">2.</text:span></text:span><text:span text:style-name="Teletype"><text:span text:style-name="T58"> </text:span></text:span><text:span text:style-name="Teletype"><text:span text:style-name="T60">eig(A)[1]</text:span></text:span><text:span text:style-name="Teletype"><text:span text:style-name="T51"> </text:span></text:span><text:span text:style-name="T51">and </text:span><text:span text:style-name="Teletype"><text:span text:style-name="T60">eigvals(A)</text:span></text:span><text:span text:style-name="Teletype"><text:span text:style-name="T51"> </text:span></text:span><text:span text:style-name="T51">are the same.</text:span></text:p>
            <text:list xml:id="list2320956592711829633" text:style-name="L8">
              <text:list-item>
                <text:p text:style-name="P139">True</text:p>
              </text:list-item>
              <text:list-item>
                <text:p text:style-name="P139">False</text:p>
              </text:list-item>
            </text:list>
          </table:table-cell>
        </table:table-row>
        <table:table-row>
          <table:table-cell table:style-name="Table1.A2" office:value-type="string">
            <text:p text:style-name="P37">Show Slide 13</text:p>
            <text:p text:style-name="P85">Solution of self assessment questions</text:p>
            <text:p text:style-name="P37"/>
          </table:table-cell>
          <table:table-cell table:style-name="Table1.B2" office:value-type="string">
            <text:p text:style-name="P37">And the answers,</text:p>
            <text:list xml:id="list8329424508060856684" text:style-name="L9">
              <text:list-item>
                <text:p text:style-name="P143">Element wise multiplication between two <text:span text:style-name="T2">matrices</text:span>, A and B is done as, A * B</text:p>
                <text:p text:style-name="P143"/>
              </text:list-item>
              <text:list-item>
                <text:p text:style-name="P137"><text:span text:style-name="T51">False. </text:span><text:span text:style-name="Teletype"><text:span text:style-name="T60">eig(A)[0]</text:span></text:span><text:span text:style-name="Teletype"><text:span text:style-name="T51"> </text:span></text:span><text:span text:style-name="T51">and </text:span><text:span text:style-name="Teletype"><text:span text:style-name="T60">eigvals(A)</text:span></text:span><text:span text:style-name="Teletype"><text:span text:style-name="T51"> </text:span></text:span><text:span text:style-name="T51">are same, that is both will give the </text:span><text:span text:style-name="T57">eigen</text:span><text:span text:style-name="T51"> values of </text:span><text:span text:style-name="T57">matrix</text:span><text:span text:style-name="T51"> A.</text:span></text:p>
                <text:p text:style-name="P140"/>
              </text:list-item>
            </text:list>
          </table:table-cell>
        </table:table-row>
        <text:soft-page-break/>
        <table:table-row>
          <table:table-cell table:style-name="Table1.A2" office:value-type="string">
            <text:p text:style-name="P128">Show Slide</text:p>
            <text:p text:style-name="P128">Forum</text:p>
          </table:table-cell>
          <table:table-cell table:style-name="Table1.B2" office:value-type="string">
            <text:p text:style-name="P129">Please post your timed queries in this forum.</text:p>
          </table:table-cell>
        </table:table-row>
        <table:table-row>
          <table:table-cell table:style-name="Table1.A2" office:value-type="string">
            <text:p text:style-name="P128">Show Slide</text:p>
            <text:p text:style-name="P128">Fossee Forum</text:p>
          </table:table-cell>
          <table:table-cell table:style-name="Table1.B2" office:value-type="string">
            <text:p text:style-name="P129">Please post your general queries on Python in this forum.</text:p>
          </table:table-cell>
        </table:table-row>
        <table:table-row>
          <table:table-cell table:style-name="Table1.A2" office:value-type="string">
            <text:p text:style-name="P128">Show Slide</text:p>
            <text:p text:style-name="P128">Textbook Companion</text:p>
          </table:table-cell>
          <table:table-cell table:style-name="Table1.B2" office:value-type="string">
            <text:p text:style-name="P129">FOSSEE team coordinates the TBC project.</text:p>
          </table:table-cell>
        </table:table-row>
        <table:table-row>
          <table:table-cell table:style-name="Table1.A2" office:value-type="string">
            <text:p text:style-name="P128">Show Slide</text:p>
            <text:p text:style-name="P128">Acknowledgment</text:p>
            <text:p text:style-name="P128">http://spoken-tutorial.org</text:p>
          </table:table-cell>
          <table:table-cell table:style-name="Table1.B2" office:value-type="string">
            <text:p text:style-name="P129">Spoken Tutorial Project is funded by NMEICT, MHRD, Govt. of India.</text:p>
            <text:p text:style-name="P129">For more details, visit this website.</text:p>
          </table:table-cell>
        </table:table-row>
        <table:table-row>
          <table:table-cell table:style-name="Table1.A2" office:value-type="string">
            <text:p text:style-name="P128">Previous slide</text:p>
          </table:table-cell>
          <table:table-cell table:style-name="Table1.B2" office:value-type="string">
            <text:p text:style-name="P129">This is _________ from IIT Bombay (or FOSSEE, if you wish) signing off.</text:p>
            <text:p text:style-name="P129">Thank you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rumalesh </meta:initial-creator>
    <meta:creation-date>2015-11-23T11:48:50.274890224</meta:creation-date>
    <dc:date>2016-02-15T15:22:16.844237241</dc:date>
    <meta:editing-duration>PT6H8M6S</meta:editing-duration>
    <meta:editing-cycles>345</meta:editing-cycles>
    <meta:generator>LibreOffice/4.2.8.2$Linux_X86_64 LibreOffice_project/420m0$Build-2</meta:generator>
    <meta:document-statistic meta:table-count="1" meta:image-count="0" meta:object-count="0" meta:page-count="6" meta:paragraph-count="194" meta:word-count="1014" meta:character-count="5861" meta:non-whitespace-character-count="5016"/>
  </office:meta>
</office:document-meta>
</file>